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999cm"/>
    </style:style>
    <style:style style:name="co9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mer – månghörning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mer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mer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ju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Bil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Insek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Cisco – Andr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Cisco – Med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Cisco – Produk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Cisco – WAN – LAN 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omino – vanlig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omino – numrera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kdelar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delar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delar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delar 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 – krets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 – märk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 – mätar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l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överdrag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möbl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byggna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badrum, kö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kö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fönster, dörr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lödesdiagram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lödesdiagram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Faun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Byggna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Väx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Staty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Landskap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Stä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Blomm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Terapi – allmän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Vä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d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Skylt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Blå m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emi – Aminosyr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Logiska skylt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Logiska port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Logotyp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Smilis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Pil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5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6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7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8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9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1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1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1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Pneumatikdel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ator – allmän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ator – nätver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ator – nätverksappara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ator – WiF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Numm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Skyltar – far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Objek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Afr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Amer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Austral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Asi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Sydamer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Europ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Europa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Frankrik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Frankrike – region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skylt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Kanad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Kontinen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Mellanöster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Mellanamer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Medeltid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Mexic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Forntid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Symbol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historia – 190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Värld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Gröd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Bråkt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lagg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Musikinstrumen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No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Specialpiktogram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Firand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Mat och dry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Människ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Objek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Rym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Res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OpenOffice.org-logotyp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Relig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Byggna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Hemsida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ulor 2</text:p>
          </table:table-cell>
          <table:table-cell table:number-columns-repeated="3"/>
          <table:table-cell office:value-type="string">
            <text:p>06.07.2006 12: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9">2007-11-19</text:date>, <text:time>20:05:2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06-20T13:50:25</meta:creation-date>
    <dc:creator>Magnus Johansson</dc:creator>
    <dc:date>2007-11-19T20:05:19</dc:date>
    <meta:editing-cycles>3</meta:editing-cycles>
    <meta:editing-duration>PT51M10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